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7*"/>
    </style:style>
    <style:style style:name="Table1.A1" style:family="table-cell">
      <style:table-cell-properties fo:background-color="#000000" fo:padding="0in" fo:border="none"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A3" style:family="table-cell">
      <style:table-cell-properties fo:background-color="#cccccc" fo:padding="0in" fo:border="none" style:writing-mode="page">
        <style:background-image/>
      </style:table-cell-properties>
    </style:style>
    <style:style style:name="Table1.A24"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paragraph-properties fo:text-align="center" style:justify-single-word="false"/>
      <style:text-properties fo:font-size="12pt" fo:font-weight="normal" officeooo:rsid="00014b9a" officeooo:paragraph-rsid="00014b9a"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03d86f" officeooo:paragraph-rsid="00014b9a"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59261" officeooo:paragraph-rsid="0003d86f"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82480" officeooo:paragraph-rsid="0003d86f"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b6605" officeooo:paragraph-rsid="0003d86f"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f7301" officeooo:paragraph-rsid="0010a99a"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f7301" officeooo:paragraph-rsid="0003d86f"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99eb7" officeooo:paragraph-rsid="0003d86f"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c9f32" officeooo:paragraph-rsid="0003d86f"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1ac4d" officeooo:paragraph-rsid="0003d86f"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33267" officeooo:paragraph-rsid="0003d86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5pt" fo:font-weight="bold" officeooo:rsid="00014b9a" officeooo:paragraph-rsid="00014b9a" style:font-size-asian="15pt" style:font-weight-asian="bold" style:font-size-complex="15pt" style:font-weight-complex="bold"/>
    </style:style>
    <style:style style:name="P13" style:family="paragraph" style:parent-style-name="Standard">
      <style:paragraph-properties fo:text-align="start" style:justify-single-word="false"/>
      <style:text-properties fo:font-size="15pt" fo:font-weight="bold" officeooo:rsid="00014b9a" officeooo:paragraph-rsid="00059261" style:font-size-asian="15pt" style:font-weight-asian="bold" style:font-size-complex="15pt" style:font-weight-complex="bold"/>
    </style:style>
    <style:style style:name="P14" style:family="paragraph" style:parent-style-name="Standard">
      <style:paragraph-properties fo:text-align="start" style:justify-single-word="false"/>
      <style:text-properties fo:font-size="15pt" fo:font-weight="bold" officeooo:rsid="0003d86f" officeooo:paragraph-rsid="0003d86f" style:font-size-asian="15pt" style:font-weight-asian="bold" style:font-size-complex="15pt" style:font-weight-complex="bold"/>
    </style:style>
    <style:style style:name="P15" style:family="paragraph" style:parent-style-name="Standard">
      <style:paragraph-properties fo:text-align="start" style:justify-single-word="false"/>
      <style:text-properties fo:font-size="15pt" fo:font-weight="bold" officeooo:rsid="001373aa" officeooo:paragraph-rsid="001373aa" style:font-size-asian="13.1000003814697pt" style:font-weight-asian="bold" style:font-size-complex="15pt" style:font-weight-complex="bold"/>
    </style:style>
    <style:style style:name="P16" style:family="paragraph" style:parent-style-name="Standard">
      <style:paragraph-properties fo:text-align="start" style:justify-single-word="false"/>
      <style:text-properties fo:font-size="15pt" fo:font-weight="bold" officeooo:rsid="0014ca02" officeooo:paragraph-rsid="0014ca02" style:font-size-asian="13.1000003814697pt" style:font-weight-asian="bold" style:font-size-complex="15pt" style:font-weight-complex="bold"/>
    </style:style>
    <style:style style:name="P17" style:family="paragraph" style:parent-style-name="Standard">
      <style:paragraph-properties fo:text-align="start" style:justify-single-word="false"/>
      <style:text-properties fo:font-size="15pt" fo:font-weight="bold" officeooo:rsid="00159a59" officeooo:paragraph-rsid="00159a59" style:font-size-asian="13.1000003814697pt" style:font-weight-asian="bold" style:font-size-complex="15pt" style:font-weight-complex="bold"/>
    </style:style>
    <style:style style:name="P18" style:family="paragraph" style:parent-style-name="Standard">
      <style:paragraph-properties fo:text-align="start" style:justify-single-word="false"/>
      <style:text-properties fo:font-size="15pt" fo:font-weight="bold" officeooo:rsid="0017152d" officeooo:paragraph-rsid="0017152d" style:font-size-asian="13.1000003814697pt" style:font-weight-asian="bold" style:font-size-complex="15pt" style:font-weight-complex="bold"/>
    </style:style>
    <style:style style:name="P19" style:family="paragraph" style:parent-style-name="Standard">
      <style:paragraph-properties fo:text-align="center" style:justify-single-word="false"/>
      <style:text-properties fo:font-size="20pt" fo:font-weight="bold" officeooo:rsid="00014b9a" officeooo:paragraph-rsid="00014b9a" style:font-size-asian="20pt" style:font-weight-asian="bold" style:font-size-complex="20pt" style:font-weight-complex="bold"/>
    </style:style>
    <style:style style:name="P20"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1b1547" officeooo:paragraph-rsid="001b1547"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1b1547" officeooo:paragraph-rsid="001b1547"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b1547" officeooo:paragraph-rsid="001b1547"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b1547" officeooo:paragraph-rsid="001b1547"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b2331" officeooo:paragraph-rsid="001b2331"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b2331" officeooo:paragraph-rsid="001b2331"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042f" officeooo:paragraph-rsid="001d042f"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042f" officeooo:paragraph-rsid="001d042f"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9283" officeooo:paragraph-rsid="001d9283"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9283" officeooo:paragraph-rsid="001d9283"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245f" officeooo:paragraph-rsid="001e245f"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245f" officeooo:paragraph-rsid="001e245f"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f8f55" officeooo:paragraph-rsid="001f8f55"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f8f55" officeooo:paragraph-rsid="001f8f55"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75aa" officeooo:paragraph-rsid="002175aa"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75aa" officeooo:paragraph-rsid="002175aa"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6a5" officeooo:paragraph-rsid="002196a5"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6a5" officeooo:paragraph-rsid="002196a5"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font-size="12pt" fo:font-weight="normal" officeooo:rsid="002624c3" officeooo:paragraph-rsid="001373aa"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280c2b" officeooo:paragraph-rsid="0014ca02" style:font-size-asian="10.5pt" style:font-weight-asian="normal" style:font-size-complex="12pt" style:font-weight-complex="normal"/>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03d86f" style:font-size-asian="10.5pt" style:font-weight-asian="normal" style:font-size-complex="12pt" style:font-weight-complex="normal"/>
    </style:style>
    <style:style style:name="T3" style:family="text">
      <style:text-properties fo:font-size="12pt" fo:font-weight="normal" officeooo:rsid="0003dc08" style:font-size-asian="10.5pt" style:font-weight-asian="normal" style:font-size-complex="12pt" style:font-weight-complex="normal"/>
    </style:style>
    <style:style style:name="T4" style:family="text">
      <style:text-properties fo:font-size="12pt" fo:font-weight="normal" officeooo:rsid="00059261" style:font-size-asian="10.5pt" style:font-weight-asian="normal" style:font-size-complex="12pt" style:font-weight-complex="normal"/>
    </style:style>
    <style:style style:name="T5" style:family="text">
      <style:text-properties fo:font-size="12pt" fo:font-weight="normal" officeooo:rsid="0005c1f7" style:font-size-asian="10.5pt" style:font-weight-asian="normal" style:font-size-complex="12pt" style:font-weight-complex="normal"/>
    </style:style>
    <style:style style:name="T6" style:family="text">
      <style:text-properties fo:font-size="12pt" fo:font-weight="normal" officeooo:rsid="000679f2" style:font-size-asian="10.5pt" style:font-weight-asian="normal" style:font-size-complex="12pt" style:font-weight-complex="normal"/>
    </style:style>
    <style:style style:name="T7" style:family="text">
      <style:text-properties fo:font-size="12pt" fo:font-weight="normal" officeooo:rsid="000788b5" style:font-size-asian="10.5pt" style:font-weight-asian="normal" style:font-size-complex="12pt" style:font-weight-complex="normal"/>
    </style:style>
    <style:style style:name="T8" style:family="text">
      <style:text-properties fo:font-size="12pt" fo:font-weight="normal" officeooo:rsid="00082480" style:font-size-asian="10.5pt" style:font-weight-asian="normal" style:font-size-complex="12pt" style:font-weight-complex="normal"/>
    </style:style>
    <style:style style:name="T9" style:family="text">
      <style:text-properties fo:font-size="12pt" fo:font-weight="normal" officeooo:rsid="00099eb7" style:font-size-asian="10.5pt" style:font-weight-asian="normal" style:font-size-complex="12pt" style:font-weight-complex="normal"/>
    </style:style>
    <style:style style:name="T10" style:family="text">
      <style:text-properties fo:font-size="12pt" fo:font-weight="normal" officeooo:rsid="000b6605" style:font-size-asian="10.5pt" style:font-weight-asian="normal" style:font-size-complex="12pt" style:font-weight-complex="normal"/>
    </style:style>
    <style:style style:name="T11" style:family="text">
      <style:text-properties fo:font-size="12pt" fo:font-weight="normal" officeooo:rsid="000c9f32" style:font-size-asian="10.5pt" style:font-weight-asian="normal" style:font-size-complex="12pt" style:font-weight-complex="normal"/>
    </style:style>
    <style:style style:name="T12" style:family="text">
      <style:text-properties fo:font-size="12pt" fo:font-weight="normal" officeooo:rsid="000da45e" style:font-size-asian="10.5pt" style:font-weight-asian="normal" style:font-size-complex="12pt" style:font-weight-complex="normal"/>
    </style:style>
    <style:style style:name="T13" style:family="text">
      <style:text-properties fo:font-size="12pt" fo:font-weight="normal" officeooo:rsid="000f7301" style:font-size-asian="10.5pt" style:font-weight-asian="normal" style:font-size-complex="12pt" style:font-weight-complex="normal"/>
    </style:style>
    <style:style style:name="T14" style:family="text">
      <style:text-properties fo:font-size="12pt" fo:font-weight="normal" officeooo:rsid="0011ac4d" style:font-size-asian="10.5pt" style:font-weight-asian="normal" style:font-size-complex="12pt" style:font-weight-complex="normal"/>
    </style:style>
    <style:style style:name="T15" style:family="text">
      <style:text-properties fo:font-size="12pt" fo:font-weight="normal" officeooo:rsid="00133267" style:font-size-asian="10.5pt" style:font-weight-asian="normal" style:font-size-complex="12pt" style:font-weight-complex="normal"/>
    </style:style>
    <style:style style:name="T16" style:family="text">
      <style:text-properties fo:font-size="12pt" fo:font-weight="normal" officeooo:rsid="001b1547" style:font-size-asian="10.5pt" style:font-weight-asian="normal" style:font-size-complex="12pt" style:font-weight-complex="normal"/>
    </style:style>
    <style:style style:name="T17" style:family="text">
      <style:text-properties fo:font-size="12pt" fo:font-weight="normal" officeooo:rsid="002624c3" style:font-size-asian="10.5pt" style:font-weight-asian="normal" style:font-size-complex="12pt" style:font-weight-complex="normal"/>
    </style:style>
    <style:style style:name="T18" style:family="text">
      <style:text-properties fo:font-size="12pt" fo:font-weight="normal" officeooo:rsid="0026ac28" style:font-size-asian="10.5pt" style:font-weight-asian="normal" style:font-size-complex="12pt" style:font-weight-complex="normal"/>
    </style:style>
    <style:style style:name="T19" style:family="text">
      <style:text-properties fo:font-size="12pt" fo:font-weight="normal" officeooo:rsid="00280c2b" style:font-size-asian="10.5pt" style:font-weight-asian="normal" style:font-size-complex="12pt" style:font-weight-complex="normal"/>
    </style:style>
    <style:style style:name="T20" style:family="text">
      <style:text-properties officeooo:rsid="0018e957"/>
    </style:style>
    <style:style style:name="T21" style:family="text">
      <style:text-properties officeooo:rsid="001ab587"/>
    </style:style>
    <style:style style:name="T22" style:family="text">
      <style:text-properties fo:font-size="13pt" fo:font-style="italic" fo:font-weight="normal" officeooo:rsid="001b1547" style:font-size-asian="13pt" style:font-style-asian="italic" style:font-weight-asian="normal" style:font-size-complex="13pt" style:font-style-complex="italic" style:font-weight-complex="normal"/>
    </style:style>
    <style:style style:name="T23" style:family="text">
      <style:text-properties officeooo:rsid="002a3c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Rapport Projet PCII</text:p>
      <text:p text:style-name="P1">Abel HENRY-LAPASSAT, William GRAVIL, Martin MASSON, Amaury <text:span text:style-name="T23">RUELLE</text:span></text:p>
      <text:p text:style-name="P1"/>
      <text:p text:style-name="P12">Introduction -</text:p>
      <text:p text:style-name="P13"><text:tab/><text:span text:style-name="T1">Le but de ce projet est d’implémenter un jeu de gestion en utilisant de la programmation concurrente et évènementielle, pour cela nous avons choisis un jeu dans lequel le joueur contrôle une ville et ses habitants dans le but de la faire progresser au maximum </text:span><text:span text:style-name="T3">dans un laps de temps limité</text:span><text:span text:style-name="T2">. </text:span><text:span text:style-name="T4">Il doit faire cela en</text:span><text:span text:style-name="T3"> contrôlant des </text:span><text:span text:style-name="T10">worker</text:span><text:span text:style-name="T3"> pour récolter des ressources </text:span><text:span text:style-name="T4">afin de construire des bâtiments qui permettentron d’augmenter et d’automatiser la récolte de ces ressources pour augmenter au maximum la progression de la ville. </text:span></text:p>
      <text:p text:style-name="P2"><text:tab/></text:p>
      <text:p text:style-name="P14">Analyse Globale -</text:p>
      <text:p text:style-name="P14"><text:tab/><text:span text:style-name="T4">Pour se faire les principales fonctionnalités impléméntées sont :</text:span></text:p>
      <text:p text:style-name="P14"><text:span text:style-name="T4">- Affichage du monde (map) sous forme d’une grille hexagonale dans laquelle chacun des hexagones représente un terrain avec un type prédéfinis </text:span><text:span text:style-name="T5">auquel est associé une couleur précise</text:span><text:span text:style-name="T4">.</text:span></text:p>
      <text:p text:style-name="P3"/>
      <text:p text:style-name="P14"><text:span text:style-name="T4">- Affichage des </text:span><text:span text:style-name="T10">worker</text:span><text:span text:style-name="T4"> sous forme d’un cercle dans le terrain sur lequel ils se situent. Le cercle est coloré en rouge dés que le </text:span><text:span text:style-name="T6">travailleur</text:span><text:span text:style-name="T4"> est occupé. </text:span><text:span text:style-name="T16">Et les mouvements de ces derniers sont affichés aussi.</text:span></text:p>
      <text:p text:style-name="P3"/>
      <text:p text:style-name="P14"><text:span text:style-name="T4">- </text:span><text:span text:style-name="T7">Affichage du panneau de contrôle </text:span><text:span text:style-name="T8">sous la forme de plusieurs Jpanel contenant chacun des informations précises à certains éléments du jeu (illustration de la case cliquée, inventaire de la ville, actions possible &amp; informations de la case cliquée).</text:span></text:p>
      <text:p text:style-name="P4"/>
      <text:p text:style-name="P14"><text:span text:style-name="T4">- </text:span><text:span text:style-name="T8">Nombreux types de terrains différents avec chacun un type de ressources associé (Forest→Wood, Mountain→Stone, </text:span><text:span text:style-name="T9">Iron Deposit</text:span><text:span text:style-name="T8">→Iron, Plain→None, City→None) et des spécificité d’intéractions).</text:span></text:p>
      <text:p text:style-name="P4"/>
      <text:p text:style-name="P14"><text:span text:style-name="T8">- </text:span><text:span text:style-name="T10">Différents rôles pour les workers selon leur capacités quant aux actions à effectuer, chaque rôle est assigné à un type de ressource et de bâtiment avec lesquels le worker en question pourra intéragir.</text:span></text:p>
      <text:p text:style-name="P5"/>
      <text:p text:style-name="P6">- Différent types de bâtiment selon leur utilité et possibilité d’intéraction dans le jeu, certains bâtiment génèrent simplement des ressources de manière plus efficace qu’un simple territoire, d’autres permettent au joueur de faire appel à plus de workers d’un certain type.</text:p>
      <text:p text:style-name="P6"/>
      <text:p text:style-name="P14"><text:span text:style-name="T4">- </text:span><text:span text:style-name="T8">Inventaire propre a chaque case, bâtiment, travailleur et ville, permettant de stocker, prendre, et échanger des ressources entre les différentes entités.</text:span></text:p>
      <text:p text:style-name="P4"/>
      <text:p text:style-name="P14"><text:span text:style-name="T4">- </text:span><text:span text:style-name="T9">Création aléatoire du monde selon des pourcentages d’apparition des terrains de base (par ordre de pourcentage d’apparition : Plain, Forest, Mountain, Iron Deposit).</text:span></text:p>
      <text:p text:style-name="P8"/>
      <text:p text:style-name="P14"><text:span text:style-name="T4">- </text:span><text:span text:style-name="T14">Séléction de case par clique sur la map</text:span><text:span text:style-name="T10">.</text:span></text:p>
      <text:p text:style-name="P5"/>
      <text:p text:style-name="P14"><text:span text:style-name="T10">- </text:span><text:span text:style-name="T11">Prédicat ‘occupé’ pour chacun des workers qui permet d’indiquer lorsque ceux-ci effectuent une tâche, et ne sont donc pas disponible.</text:span></text:p>
      <text:p text:style-name="P9"/>
      <text:p text:style-name="P14"><text:span text:style-name="T4">- </text:span><text:span text:style-name="T10">Collecte de ressource par le </text:span><text:span text:style-name="T12">worker le </text:span><text:span text:style-name="T10">plus proche </text:span><text:span text:style-name="T12">d’une case contenant des ressources (si cette dernière est la case cliquée), </text:span><text:span text:style-name="T10">ayant le rôle souhaité, </text:span><text:span text:style-name="T12">qui se déplace donc jusqu’à la case puis qui récolte un certain nombre de ressources associées</text:span><text:span text:style-name="T10">.</text:span></text:p>
      <text:p text:style-name="P5"/>
      <text:p text:style-name="P14"><text:span text:style-name="T4">- </text:span><text:span text:style-name="T13">Déplacement libre des workers grâce au bouton “Move” permettant au worker le plus proche d’une case de s’y rendre.</text:span></text:p>
      <text:p text:style-name="P7"><text:soft-page-break/></text:p>
      <text:p text:style-name="P7">- Création de bâtiments de diverses sortes afin d’augmenter le nombre de worker possible ou alors d’augmenter la quantité de ressources produites par un territoire.</text:p>
      <text:p text:style-name="P7"/>
      <text:p text:style-name="P14"><text:span text:style-name="T13">- </text:span><text:span text:style-name="T14">Algorithme de Pathfinding entre 2 cases pour tous les déplacements voulus.</text:span></text:p>
      <text:p text:style-name="P10"/>
      <text:p text:style-name="P10">- Décision des boutons d’actions à activer selon la case cliquée selon son état et son type.</text:p>
      <text:p text:style-name="P3"/>
      <text:p text:style-name="P14"><text:span text:style-name="T4">- </text:span><text:span text:style-name="T15">Création de nouveau travailleur grâce au bouton “Train”, activé lorsque l’on clique sur un bâtiment le permettant.</text:span></text:p>
      <text:p text:style-name="P11"/>
      <text:p text:style-name="P11">- Possibilité d’acheter/vendre des ressources grâce au bâtiment ‘Shop’.</text:p>
      <text:p text:style-name="P11"/>
      <text:p text:style-name="P11">- Création d’une nouvelle Jframe lors du clique sur le bâtiment ‘Shop’ pour accéder à l’interface de vente.</text:p>
      <text:p text:style-name="P11"/>
      <text:p text:style-name="P11">- Création d’une nouvelle Jframe lors du clique sur le bouton “Build” si on est sur une case ‘City’ afin de décider du bâtiment à y construire.</text:p>
      <text:p text:style-name="P11"/>
      <text:p text:style-name="P11">- Dépôt des ressources de tous les workers grâce au bouton “Drop”, qui force tous les workers disponibles à se rendre au ‘CityHall’ pour transférer leurs ressources dans l’inventaire de la ville.</text:p>
      <text:p text:style-name="P11"/>
      <text:p text:style-name="P11">- Capacité d’inventaire limité de manière individuelle pour chaque entité.</text:p>
      <text:p text:style-name="P11"/>
      <text:p text:style-name="P11">- Dépôt automatique des ressources d’un worker lorsque ce dernier possède un inventaire plein grâce à un thread continu.</text:p>
      <text:p text:style-name="P11"/>
      <text:p text:style-name="P11">- Actualisation constante de l’affichage grâce à un thread continu.</text:p>
      <text:p text:style-name="P11"/>
      <text:p text:style-name="P11">- <text:span text:style-name="T21">Création d’un thread spécifique à chaque nouvelle action que le joueur souhaite effectuer.</text:span></text:p>
      <text:p text:style-name="P11"/>
      <text:p text:style-name="P15">Plan de développement – <text:span text:style-name="T22">(time in minutes)</text:span></text:p>
      <text:p text:style-name="P15"><text:tab/></text:p>
      <table:table table:name="Table1" table:style-name="Table1" table:template-name="Simple List Shaded">
        <table:table-column table:style-name="Table1.A" table:number-columns-repeated="5"/>
        <table:table-row>
          <table:table-cell table:style-name="Table1.A1" office:value-type="string">
            <text:p text:style-name="P20">Fonctionnalités</text:p>
          </table:table-cell>
          <table:table-cell table:style-name="Table1.A1" office:value-type="string">
            <text:p text:style-name="P21">Réflexion</text:p>
          </table:table-cell>
          <table:table-cell table:style-name="Table1.A1" office:value-type="string">
            <text:p text:style-name="P21">Conception</text:p>
          </table:table-cell>
          <table:table-cell table:style-name="Table1.A1" office:value-type="string">
            <text:p text:style-name="P21">Développement </text:p>
          </table:table-cell>
          <table:table-cell table:style-name="Table1.A1" office:value-type="string">
            <text:p text:style-name="P21">Test </text:p>
          </table:table-cell>
        </table:table-row>
        <table:table-row>
          <table:table-cell table:style-name="Table1.A2" office:value-type="string">
            <text:p text:style-name="P23">Affichage Monde</text:p>
          </table:table-cell>
          <table:table-cell table:style-name="Table1.A2" office:value-type="string">
            <text:p text:style-name="P24">15’</text:p>
          </table:table-cell>
          <table:table-cell table:style-name="Table1.A2" office:value-type="string">
            <text:p text:style-name="P24">30’</text:p>
          </table:table-cell>
          <table:table-cell table:style-name="Table1.A2" office:value-type="string">
            <text:p text:style-name="P24">30’</text:p>
          </table:table-cell>
          <table:table-cell table:style-name="Table1.A2" office:value-type="string">
            <text:p text:style-name="P24">30’</text:p>
          </table:table-cell>
        </table:table-row>
        <table:table-row>
          <table:table-cell table:style-name="Table1.A3" office:value-type="string">
            <text:p text:style-name="P23">Affichage Workers</text:p>
          </table:table-cell>
          <table:table-cell table:style-name="Table1.A3" office:value-type="string">
            <text:p text:style-name="P24">5’</text:p>
          </table:table-cell>
          <table:table-cell table:style-name="Table1.A3" office:value-type="string">
            <text:p text:style-name="P26">45’</text:p>
          </table:table-cell>
          <table:table-cell table:style-name="Table1.A3" office:value-type="string">
            <text:p text:style-name="P26">120’</text:p>
          </table:table-cell>
          <table:table-cell table:style-name="Table1.A3" office:value-type="string">
            <text:p text:style-name="P26">30’</text:p>
          </table:table-cell>
        </table:table-row>
        <table:table-row>
          <table:table-cell table:style-name="Table1.A2" office:value-type="string">
            <text:p text:style-name="P27">Affichage Panneau de Contrôle</text:p>
          </table:table-cell>
          <table:table-cell table:style-name="Table1.A2" office:value-type="string">
            <text:p text:style-name="P26">15’</text:p>
          </table:table-cell>
          <table:table-cell table:style-name="Table1.A2" office:value-type="string">
            <text:p text:style-name="P26">15’</text:p>
          </table:table-cell>
          <table:table-cell table:style-name="Table1.A2" office:value-type="string">
            <text:p text:style-name="P26">120’</text:p>
          </table:table-cell>
          <table:table-cell table:style-name="Table1.A2" office:value-type="string">
            <text:p text:style-name="P26">15’</text:p>
          </table:table-cell>
        </table:table-row>
        <table:table-row>
          <table:table-cell table:style-name="Table1.A3" office:value-type="string">
            <text:p text:style-name="P27">Différents types de terrains</text:p>
          </table:table-cell>
          <table:table-cell table:style-name="Table1.A3" office:value-type="string">
            <text:p text:style-name="P26">30’</text:p>
          </table:table-cell>
          <table:table-cell table:style-name="Table1.A3" office:value-type="string">
            <text:p text:style-name="P26">10’</text:p>
          </table:table-cell>
          <table:table-cell table:style-name="Table1.A3" office:value-type="string">
            <text:p text:style-name="P26">15’</text:p>
          </table:table-cell>
          <table:table-cell table:style-name="Table1.A3" office:value-type="string">
            <text:p text:style-name="P26">15’</text:p>
          </table:table-cell>
        </table:table-row>
        <table:table-row>
          <table:table-cell table:style-name="Table1.A2" office:value-type="string">
            <text:p text:style-name="P27">Différents rôles de worker</text:p>
          </table:table-cell>
          <table:table-cell table:style-name="Table1.A2" office:value-type="string">
            <text:p text:style-name="P26">45’</text:p>
          </table:table-cell>
          <table:table-cell table:style-name="Table1.A2" office:value-type="string">
            <text:p text:style-name="P26">10’</text:p>
          </table:table-cell>
          <table:table-cell table:style-name="Table1.A2" office:value-type="string">
            <text:p text:style-name="P26">15’</text:p>
          </table:table-cell>
          <table:table-cell table:style-name="Table1.A2" office:value-type="string">
            <text:p text:style-name="P26">15’</text:p>
          </table:table-cell>
        </table:table-row>
        <table:table-row>
          <table:table-cell table:style-name="Table1.A3" office:value-type="string">
            <text:p text:style-name="P27">Différents types de bâtiments</text:p>
          </table:table-cell>
          <table:table-cell table:style-name="Table1.A3" office:value-type="string">
            <text:p text:style-name="P26">30’</text:p>
          </table:table-cell>
          <table:table-cell table:style-name="Table1.A3" office:value-type="string">
            <text:p text:style-name="P26">10’</text:p>
          </table:table-cell>
          <table:table-cell table:style-name="Table1.A3" office:value-type="string">
            <text:p text:style-name="P26">15’</text:p>
          </table:table-cell>
          <table:table-cell table:style-name="Table1.A3" office:value-type="string">
            <text:p text:style-name="P26">15’</text:p>
          </table:table-cell>
        </table:table-row>
        <table:table-row>
          <table:table-cell table:style-name="Table1.A2" office:value-type="string">
            <text:p text:style-name="P27">Inventaires </text:p>
          </table:table-cell>
          <table:table-cell table:style-name="Table1.A2" office:value-type="string">
            <text:p text:style-name="P26">30’</text:p>
          </table:table-cell>
          <table:table-cell table:style-name="Table1.A2" office:value-type="string">
            <text:p text:style-name="P26">30’</text:p>
          </table:table-cell>
          <table:table-cell table:style-name="Table1.A2" office:value-type="string">
            <text:p text:style-name="P26">90’</text:p>
          </table:table-cell>
          <table:table-cell table:style-name="Table1.A2" office:value-type="string">
            <text:p text:style-name="P26">45’</text:p>
          </table:table-cell>
        </table:table-row>
        <table:table-row>
          <table:table-cell table:style-name="Table1.A3" office:value-type="string">
            <text:p text:style-name="P28">Création aléatoire du monde</text:p>
          </table:table-cell>
          <table:table-cell table:style-name="Table1.A3" office:value-type="string">
            <text:p text:style-name="P29">15’</text:p>
          </table:table-cell>
          <table:table-cell table:style-name="Table1.A3" office:value-type="string">
            <text:p text:style-name="P29">30’</text:p>
          </table:table-cell>
          <table:table-cell table:style-name="Table1.A3" office:value-type="string">
            <text:p text:style-name="P29">15’</text:p>
          </table:table-cell>
          <table:table-cell table:style-name="Table1.A3" office:value-type="string">
            <text:p text:style-name="P29">30’</text:p>
          </table:table-cell>
        </table:table-row>
        <table:table-row>
          <table:table-cell table:style-name="Table1.A2" office:value-type="string">
            <text:p text:style-name="P30">Séléction de case par clique (algo)</text:p>
          </table:table-cell>
          <table:table-cell table:style-name="Table1.A2" office:value-type="string">
            <text:p text:style-name="P31">45’</text:p>
          </table:table-cell>
          <table:table-cell table:style-name="Table1.A2" office:value-type="string">
            <text:p text:style-name="P31">120’</text:p>
          </table:table-cell>
          <table:table-cell table:style-name="Table1.A2" office:value-type="string">
            <text:p text:style-name="P31">120’</text:p>
          </table:table-cell>
          <table:table-cell table:style-name="Table1.A2" office:value-type="string">
            <text:p text:style-name="P31">60’</text:p>
          </table:table-cell>
        </table:table-row>
        <table:table-row>
          <table:table-cell table:style-name="Table1.A3" office:value-type="string">
            <text:p text:style-name="P30">Prédicat ‘occupé’</text:p>
          </table:table-cell>
          <table:table-cell table:style-name="Table1.A3" office:value-type="string">
            <text:p text:style-name="P31">5’</text:p>
          </table:table-cell>
          <table:table-cell table:style-name="Table1.A3" office:value-type="string">
            <text:p text:style-name="P31">5’</text:p>
          </table:table-cell>
          <table:table-cell table:style-name="Table1.A3" office:value-type="string">
            <text:p text:style-name="P31">5’</text:p>
          </table:table-cell>
          <table:table-cell table:style-name="Table1.A3" office:value-type="string">
            <text:p text:style-name="P31">15’</text:p>
          </table:table-cell>
        </table:table-row>
        <table:table-row>
          <table:table-cell table:style-name="Table1.A2" office:value-type="string">
            <text:p text:style-name="P30">Collecte de ressources </text:p>
          </table:table-cell>
          <table:table-cell table:style-name="Table1.A2" office:value-type="string">
            <text:p text:style-name="P31">30’</text:p>
          </table:table-cell>
          <table:table-cell table:style-name="Table1.A2" office:value-type="string">
            <text:p text:style-name="P31">60’</text:p>
          </table:table-cell>
          <table:table-cell table:style-name="Table1.A2" office:value-type="string">
            <text:p text:style-name="P31">90’</text:p>
          </table:table-cell>
          <table:table-cell table:style-name="Table1.A2" office:value-type="string">
            <text:p text:style-name="P31">45’</text:p>
          </table:table-cell>
        </table:table-row>
        <text:soft-page-break/>
        <table:table-row>
          <table:table-cell table:style-name="Table1.A3" office:value-type="string">
            <text:p text:style-name="P30">Déplacement des workers</text:p>
          </table:table-cell>
          <table:table-cell table:style-name="Table1.A3" office:value-type="string">
            <text:p text:style-name="P31">45’</text:p>
          </table:table-cell>
          <table:table-cell table:style-name="Table1.A3" office:value-type="string">
            <text:p text:style-name="P31">60’</text:p>
          </table:table-cell>
          <table:table-cell table:style-name="Table1.A3" office:value-type="string">
            <text:p text:style-name="P31">60’</text:p>
          </table:table-cell>
          <table:table-cell table:style-name="Table1.A3" office:value-type="string">
            <text:p text:style-name="P31">60’</text:p>
          </table:table-cell>
        </table:table-row>
        <table:table-row>
          <table:table-cell table:style-name="Table1.A2" office:value-type="string">
            <text:p text:style-name="P32">Création de bâtiments par le joueur</text:p>
          </table:table-cell>
          <table:table-cell table:style-name="Table1.A2" office:value-type="string">
            <text:p text:style-name="P33"/>
            <text:p text:style-name="P33">30’</text:p>
          </table:table-cell>
          <table:table-cell table:style-name="Table1.A2" office:value-type="string">
            <text:p text:style-name="P33"/>
            <text:p text:style-name="P33">60’</text:p>
          </table:table-cell>
          <table:table-cell table:style-name="Table1.A2" office:value-type="string">
            <text:p text:style-name="P33"/>
            <text:p text:style-name="P33">60’</text:p>
          </table:table-cell>
          <table:table-cell table:style-name="Table1.A2" office:value-type="string">
            <text:p text:style-name="P33"/>
            <text:p text:style-name="P33">30’</text:p>
          </table:table-cell>
        </table:table-row>
        <table:table-row>
          <table:table-cell table:style-name="Table1.A3" office:value-type="string">
            <text:p text:style-name="P32">Pathfinding (algo)</text:p>
          </table:table-cell>
          <table:table-cell table:style-name="Table1.A3" office:value-type="string">
            <text:p text:style-name="P33">15’</text:p>
          </table:table-cell>
          <table:table-cell table:style-name="Table1.A3" office:value-type="string">
            <text:p text:style-name="P33">60’</text:p>
          </table:table-cell>
          <table:table-cell table:style-name="Table1.A3" office:value-type="string">
            <text:p text:style-name="P33">120’</text:p>
          </table:table-cell>
          <table:table-cell table:style-name="Table1.A3" office:value-type="string">
            <text:p text:style-name="P33">45’</text:p>
          </table:table-cell>
        </table:table-row>
        <table:table-row>
          <table:table-cell table:style-name="Table1.A2" office:value-type="string">
            <text:p text:style-name="P32">Décision des boutons activables</text:p>
          </table:table-cell>
          <table:table-cell table:style-name="Table1.A2" office:value-type="string">
            <text:p text:style-name="P33">30’</text:p>
          </table:table-cell>
          <table:table-cell table:style-name="Table1.A2" office:value-type="string">
            <text:p text:style-name="P33">45’</text:p>
          </table:table-cell>
          <table:table-cell table:style-name="Table1.A2" office:value-type="string">
            <text:p text:style-name="P33">45’</text:p>
          </table:table-cell>
          <table:table-cell table:style-name="Table1.A2" office:value-type="string">
            <text:p text:style-name="P33">15’</text:p>
          </table:table-cell>
        </table:table-row>
        <table:table-row>
          <table:table-cell table:style-name="Table1.A3" office:value-type="string">
            <text:p text:style-name="P32">Création de nouveaux workers par le joueur</text:p>
          </table:table-cell>
          <table:table-cell table:style-name="Table1.A3" office:value-type="string">
            <text:p text:style-name="P25"/>
            <text:p text:style-name="P33">15’</text:p>
          </table:table-cell>
          <table:table-cell table:style-name="Table1.A3" office:value-type="string">
            <text:p text:style-name="P22"/>
            <text:p text:style-name="P33">30’</text:p>
          </table:table-cell>
          <table:table-cell table:style-name="Table1.A3" office:value-type="string">
            <text:p text:style-name="P22"/>
            <text:p text:style-name="P33">30’</text:p>
          </table:table-cell>
          <table:table-cell table:style-name="Table1.A3" office:value-type="string">
            <text:p text:style-name="P25"/>
            <text:p text:style-name="P33">15’</text:p>
          </table:table-cell>
        </table:table-row>
        <table:table-row>
          <table:table-cell table:style-name="Table1.A2" office:value-type="string">
            <text:p text:style-name="P32">Achat &amp; Vente de ressources</text:p>
          </table:table-cell>
          <table:table-cell table:style-name="Table1.A2" office:value-type="string">
            <text:p text:style-name="P33">30’</text:p>
          </table:table-cell>
          <table:table-cell table:style-name="Table1.A2" office:value-type="string">
            <text:p text:style-name="P33">45’</text:p>
          </table:table-cell>
          <table:table-cell table:style-name="Table1.A2" office:value-type="string">
            <text:p text:style-name="P33">90’</text:p>
          </table:table-cell>
          <table:table-cell table:style-name="Table1.A2" office:value-type="string">
            <text:p text:style-name="P33">45’</text:p>
          </table:table-cell>
        </table:table-row>
        <table:table-row>
          <table:table-cell table:style-name="Table1.A3" office:value-type="string">
            <text:p text:style-name="P34">Affichage Interface de vente</text:p>
          </table:table-cell>
          <table:table-cell table:style-name="Table1.A3" office:value-type="string">
            <text:p text:style-name="P35">30’</text:p>
          </table:table-cell>
          <table:table-cell table:style-name="Table1.A3" office:value-type="string">
            <text:p text:style-name="P35">45’</text:p>
          </table:table-cell>
          <table:table-cell table:style-name="Table1.A3" office:value-type="string">
            <text:p text:style-name="P35">60’</text:p>
          </table:table-cell>
          <table:table-cell table:style-name="Table1.A3" office:value-type="string">
            <text:p text:style-name="P35">30’</text:p>
          </table:table-cell>
        </table:table-row>
        <table:table-row>
          <table:table-cell table:style-name="Table1.A2" office:value-type="string">
            <text:p text:style-name="P34">Affichage Interface de construction</text:p>
          </table:table-cell>
          <table:table-cell table:style-name="Table1.A2" office:value-type="string">
            <text:p text:style-name="P35">15’</text:p>
          </table:table-cell>
          <table:table-cell table:style-name="Table1.A2" office:value-type="string">
            <text:p text:style-name="P35">30’</text:p>
          </table:table-cell>
          <table:table-cell table:style-name="Table1.A2" office:value-type="string">
            <text:p text:style-name="P35">45’</text:p>
          </table:table-cell>
          <table:table-cell table:style-name="Table1.A2" office:value-type="string">
            <text:p text:style-name="P35">15’</text:p>
          </table:table-cell>
        </table:table-row>
        <table:table-row>
          <table:table-cell table:style-name="Table1.A3" office:value-type="string">
            <text:p text:style-name="P36">Dépôt de ressource des workers par choix du joueur</text:p>
          </table:table-cell>
          <table:table-cell table:style-name="Table1.A3" office:value-type="string">
            <text:p text:style-name="P22"/>
            <text:p text:style-name="P37">15’</text:p>
          </table:table-cell>
          <table:table-cell table:style-name="Table1.A3" office:value-type="string">
            <text:p text:style-name="P22"/>
            <text:p text:style-name="P37">45’</text:p>
          </table:table-cell>
          <table:table-cell table:style-name="Table1.A3" office:value-type="string">
            <text:p text:style-name="P22"/>
            <text:p text:style-name="P37">30’</text:p>
          </table:table-cell>
          <table:table-cell table:style-name="Table1.A3" office:value-type="string">
            <text:p text:style-name="P22"/>
            <text:p text:style-name="P37">30’</text:p>
          </table:table-cell>
        </table:table-row>
        <table:table-row>
          <table:table-cell table:style-name="Table1.A2" office:value-type="string">
            <text:p text:style-name="P36">Capacité d’inventaire limité selon entité</text:p>
          </table:table-cell>
          <table:table-cell table:style-name="Table1.A2" office:value-type="string">
            <text:p text:style-name="P22"/>
            <text:p text:style-name="P37">45’</text:p>
          </table:table-cell>
          <table:table-cell table:style-name="Table1.A2" office:value-type="string">
            <text:p text:style-name="P22"/>
            <text:p text:style-name="P37">30’</text:p>
          </table:table-cell>
          <table:table-cell table:style-name="Table1.A2" office:value-type="string">
            <text:p text:style-name="P22"/>
            <text:p text:style-name="P37">15’</text:p>
          </table:table-cell>
          <table:table-cell table:style-name="Table1.A2" office:value-type="string">
            <text:p text:style-name="P22"/>
            <text:p text:style-name="P37">45’</text:p>
          </table:table-cell>
        </table:table-row>
        <table:table-row>
          <table:table-cell table:style-name="Table1.A3" office:value-type="string">
            <text:p text:style-name="P36">Dépôt automatique de ressources des workers</text:p>
          </table:table-cell>
          <table:table-cell table:style-name="Table1.A3" office:value-type="string">
            <text:p text:style-name="P22"/>
            <text:p text:style-name="P37">15’</text:p>
          </table:table-cell>
          <table:table-cell table:style-name="Table1.A3" office:value-type="string">
            <text:p text:style-name="P22"/>
            <text:p text:style-name="P37">30’</text:p>
          </table:table-cell>
          <table:table-cell table:style-name="Table1.A3" office:value-type="string">
            <text:p text:style-name="P22"/>
            <text:p text:style-name="P37">90’</text:p>
          </table:table-cell>
          <table:table-cell table:style-name="Table1.A3" office:value-type="string">
            <text:p text:style-name="P22"/>
            <text:p text:style-name="P37">60’</text:p>
          </table:table-cell>
        </table:table-row>
        <table:table-row>
          <table:table-cell table:style-name="Table1.A24" office:value-type="string">
            <text:p text:style-name="P38">Actualisation constante de l’affichage </text:p>
          </table:table-cell>
          <table:table-cell table:style-name="Table1.A24" office:value-type="string">
            <text:p text:style-name="P22"/>
            <text:p text:style-name="P39">15’</text:p>
          </table:table-cell>
          <table:table-cell table:style-name="Table1.A24" office:value-type="string">
            <text:p text:style-name="P22"/>
            <text:p text:style-name="P39">30’</text:p>
          </table:table-cell>
          <table:table-cell table:style-name="Table1.A24" office:value-type="string">
            <text:p text:style-name="P22"/>
            <text:p text:style-name="P39">60’</text:p>
          </table:table-cell>
          <table:table-cell table:style-name="Table1.A24" office:value-type="string">
            <text:p text:style-name="P22"/>
            <text:p text:style-name="P39">30'</text:p>
          </table:table-cell>
        </table:table-row>
      </table:table>
      <text:p text:style-name="P15"/>
      <text:p text:style-name="P15"/>
      <text:p text:style-name="P15">Conception Générale -</text:p>
      <text:p text:style-name="P15"><text:tab/><text:span text:style-name="T17">Schémas de fonctionnalités </text:span><text:span text:style-name="T18">(à réaliser !!!) </text:span><text:span text:style-name="T17">: </text:span></text:p>
      <text:p text:style-name="P40"><text:tab/><text:tab/>Actions passives</text:p>
      <text:p text:style-name="P40"><text:tab/><text:tab/>Click sur une case </text:p>
      <text:p text:style-name="P40"><text:tab/><text:tab/>Click sur un bouton d’action</text:p>
      <text:p text:style-name="P40"><text:tab/><text:tab/>Affichage </text:p>
      <text:p text:style-name="P40"><text:tab/><text:tab/>Modèle MVC </text:p>
      <text:p text:style-name="P40"><text:tab/><text:tab/></text:p>
      <text:p text:style-name="P16">Conception Détaillée -</text:p>
      <text:p text:style-name="P16"><text:tab/><text:span text:style-name="T19">Pour CHAQUE fonctionnalité → principales structures de données utilisées + algo + conditions limites + utilisation du code par autres fonctionnalités</text:span></text:p>
      <text:p text:style-name="P41"/>
      <text:p text:style-name="P17">Résultat -</text:p>
      <text:p text:style-name="P17"/>
      <text:p text:style-name="P17">Documentation Utilisateur -</text:p>
      <text:p text:style-name="P17"/>
      <text:p text:style-name="P17">Documentation Développeur -</text:p>
      <text:p text:style-name="P17"/>
      <text:p text:style-name="P18"><text:soft-page-break/>Conclusion <text:span text:style-name="T20">&amp; Perspective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List_20_Shaded.1" style:display-name="Simple List Shaded.1"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2" style:display-name="Simple List Shaded.2" style:family="table-cell" style:data-style-name="N0">
      <style:table-cell-properties fo:border-bottom="0.74pt solid #000000" fo:padding="0in" fo:padding-left="0in" fo:padding-right="0in" fo:padding-top="0in" fo:padding-bottom="0in"/>
    </style:style>
    <style:style style:name="Simple_20_List_20_Shaded.3" style:display-name="Simple List Shaded.3" style:family="table-cell" style:data-style-name="N100">
      <style:table-cell-properties fo:padding="0in" fo:padding-left="0in" fo:padding-right="0in" fo:padding-top="0in" fo:padding-bottom="0in"/>
    </style:style>
    <style:style style:name="Simple_20_List_20_Shaded.4" style:display-name="Simple List Shaded.4" style:family="table-cell" style:data-style-name="N0">
      <style:table-cell-properties fo:padding="0in" fo:padding-left="0in" fo:padding-right="0in" fo:padding-top="0in" fo:padding-bottom="0in"/>
    </style:style>
    <style:style style:name="Simple_20_List_20_Shaded.5" style:display-name="Simple List Shaded.5" style:family="table-cell" style:data-style-name="N0">
      <style:table-cell-properties fo:padding="0in" fo:padding-left="0in" fo:padding-right="0in" fo:padding-top="0in" fo:padding-bottom="0in"/>
    </style:style>
    <style:style style:name="Simple_20_List_20_Shaded.6" style:display-name="Simple List Shaded.6" style:family="table-cell" style:data-style-name="N100">
      <style:table-cell-properties fo:background-color="#cccccc" fo:padding="0in" fo:padding-left="0in" fo:padding-right="0in" fo:padding-top="0in" fo:padding-bottom="0in"/>
    </style:style>
    <style:style style:name="Simple_20_List_20_Shaded.7" style:display-name="Simple List Shaded.7" style:family="table-cell" style:data-style-name="N0">
      <style:table-cell-properties fo:padding="0in" fo:padding-left="0in" fo:padding-right="0in" fo:padding-top="0in" fo:padding-bottom="0in"/>
    </style:style>
    <style:style style:name="Simple_20_List_20_Shaded.8" style:display-name="Simple List Shaded.8" style:family="table-cell" style:data-style-name="N0">
      <style:table-cell-properties fo:background-color="#cccccc" fo:padding="0in" fo:padding-left="0in" fo:padding-right="0in" fo:padding-top="0in" fo:padding-bottom="0in"/>
    </style:style>
    <style:style style:name="Simple_20_List_20_Shaded.9" style:display-name="Simple List Shaded.9" style:family="table-cell" style:data-style-name="N0">
      <style:table-cell-properties fo:background-color="#cccccc" fo:padding="0in" fo:padding-left="0in" fo:padding-right="0in" fo:padding-top="0in" fo:padding-bottom="0in"/>
    </style:style>
    <style:style style:name="Simple_20_List_20_Shaded.10" style:display-name="Simple List Shaded.10" style:family="table-cell" style:data-style-name="N0">
      <style:table-cell-properties fo:background-color="#cccccc" fo:padding="0in" fo:padding-left="0in" fo:padding-right="0in" fo:padding-top="0in" fo:padding-bottom="0in"/>
    </style:style>
    <style:style style:name="Simple_20_List_20_Shaded.11" style:display-name="Simple List Shaded.11"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12" style:display-name="Simple List Shaded.12"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13" style:display-name="Simple List Shaded.13" style:family="table-cell" style:data-style-name="N100">
      <style:table-cell-properties fo:border-bottom="0.74pt solid #000000" fo:padding="0in" fo:padding-left="0in" fo:padding-right="0in" fo:padding-top="0in" fo:padding-bottom="0in"/>
    </style:style>
    <style:style style:name="Simple_20_List_20_Shaded.14" style:display-name="Simple List Shaded.14" style:family="table-cell" style:data-style-name="N0">
      <style:table-cell-properties fo:border-bottom="0.74pt solid #000000" fo:padding="0in" fo:padding-left="0in" fo:padding-right="0in" fo:padding-top="0in" fo:padding-bottom="0in"/>
    </style:style>
    <style:style style:name="Simple_20_List_20_Shaded.15" style:display-name="Simple List Shaded.15"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16" style:display-name="Simple List Shaded.16" style:family="table-cell" style:data-style-name="N0">
      <style:table-cell-properties fo:border-bottom="0.74pt solid #000000" fo:padding="0in" fo:padding-left="0in" fo:padding-right="0in" fo:padding-top="0in" fo:padding-bottom="0in"/>
    </style:style>
    <table:table-template table:name="Simple List Shaded" table:first-row-end-column="row" table:first-row-start-column="row" table:last-row-end-column="row" table:last-row-start-column="row">
      <table:first-row table:style-name="Simple_20_List_20_Shaded.1"/>
      <table:last-row table:style-name="Simple_20_List_20_Shaded.2"/>
      <table:first-column table:style-name="Simple_20_List_20_Shaded.3"/>
      <table:last-column table:style-name="Simple_20_List_20_Shaded.4"/>
      <table:body table:style-name="Simple_20_List_20_Shaded.9"/>
      <table:even-rows table:style-name="Simple_20_List_20_Shaded.5"/>
      <table:odd-rows table:style-name="Simple_20_List_20_Shaded.6"/>
      <table:even-columns table:style-name="Simple_20_List_20_Shaded.7"/>
      <table:odd-columns table:style-name="Simple_20_List_20_Shaded.8"/>
      <table:background table:style-name="Simple_20_List_20_Shaded.10"/>
      <loext:first-row-even-column table:style-name="Simple_20_List_20_Shaded.15"/>
      <loext:last-row-even-column table:style-name="Simple_20_List_20_Shaded.16"/>
      <loext:first-row-end-column table:style-name="Simple_20_List_20_Shaded.12"/>
      <loext:first-row-start-column table:style-name="Simple_20_List_20_Shaded.11"/>
      <loext:last-row-end-column table:style-name="Simple_20_List_20_Shaded.14"/>
      <loext:last-row-start-column table:style-name="Simple_20_List_20_Shaded.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2T10:06:19.689515527</meta:creation-date>
    <dc:date>2023-04-03T14:12:17.028618619</dc:date>
    <meta:editing-duration>PT4H29M9S</meta:editing-duration>
    <meta:editing-cycles>36</meta:editing-cycles>
    <meta:generator>LibreOffice/7.3.7.2$Linux_X86_64 LibreOffice_project/30$Build-2</meta:generator>
    <meta:document-statistic meta:table-count="1" meta:image-count="0" meta:object-count="0" meta:page-count="4" meta:paragraph-count="167" meta:word-count="921" meta:character-count="5666" meta:non-whitespace-character-count="4880"/>
  </office:meta>
</office:document-meta>
</file>